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613857853640118096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402982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89844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9650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327774882114929781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30666509532912320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37279886651264443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187811362145541691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355618276670969603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442444535586927537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509766453983747793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>I ran 5 miles on hilly roads and averaged 10:06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7T16:18:54.75</dc:date>
    <dc:creator>James  Lombardi</dc:creator>
    <meta:editing-duration>P8DT4H43M25S</meta:editing-duration>
    <meta:editing-cycles>722</meta:editing-cycles>
    <meta:generator>OpenOffice/4.1.2$Win32 OpenOffice.org_project/412m3$Build-9782</meta:generator>
    <meta:document-statistic meta:table-count="0" meta:image-count="0" meta:object-count="0" meta:page-count="25" meta:paragraph-count="643" meta:word-count="8366" meta:character-count="41733"/>
  </office:meta>
</office:document-meta>
</file>